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68f" officeooo:paragraph-rsid="0002268f"/>
    </style:style>
    <style:style style:name="P2" style:family="paragraph" style:parent-style-name="Standard" style:list-style-name="L1">
      <style:text-properties officeooo:rsid="0002268f" officeooo:paragraph-rsid="0002268f"/>
    </style:style>
    <style:style style:name="P3" style:family="paragraph" style:parent-style-name="Standard" style:list-style-name="L1">
      <style:text-properties officeooo:rsid="0002b98a" officeooo:paragraph-rsid="0002b9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good list of words</text:p>
      <text:list xml:id="list882861278" text:style-name="L1">
        <text:list-item>
          <text:p text:style-name="P2">food</text:p>
        </text:list-item>
        <text:list-item>
          <text:p text:style-name="P2">water</text:p>
        </text:list-item>
        <text:list-item>
          <text:p text:style-name="P2">cookie</text:p>
        </text:list-item>
        <text:list-item>
          <text:p text:style-name="P2">busy bone</text:p>
        </text:list-item>
        <text:list-item>
          <text:p text:style-name="P2">chicken</text:p>
        </text:list-item>
        <text:list-item>
          <text:p text:style-name="P2">out</text:p>
        </text:list-item>
        <text:list-item>
          <text:p text:style-name="P2">walk</text:p>
        </text:list-item>
        <text:list-item>
          <text:p text:style-name="P2">hug</text:p>
        </text:list-item>
        <text:list-item>
          <text:p text:style-name="P2">toy</text:p>
        </text:list-item>
        <text:list-item>
          <text:p text:style-name="P2">ball</text:p>
        </text:list-item>
        <text:list-item>
          <text:p text:style-name="P2">cat</text:p>
        </text:list-item>
        <text:list-item>
          <text:p text:style-name="P3">tinkle</text:p>
        </text:list-item>
        <text:list-item>
          <text:p text:style-name="P3">pot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1:38:57.942223027</meta:creation-date>
    <meta:generator>LibreOffice/6.1.5.2$Linux_ARM_EABI LibreOffice_project/10$Build-2</meta:generator>
    <dc:date>2020-12-10T09:13:04.961495518</dc:date>
    <meta:editing-duration>PT7H34M7S</meta:editing-duration>
    <meta:editing-cycles>2</meta:editing-cycles>
    <meta:document-statistic meta:table-count="0" meta:image-count="0" meta:object-count="0" meta:page-count="1" meta:paragraph-count="14" meta:word-count="32" meta:character-count="112" meta:non-whitespace-character-count="107"/>
  </office:meta>
</office:document-meta>
</file>